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1" style:family="text">
      <style:text-properties officeooo:rsid="00115c1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span text:style-name="T1">Writing EasyMSP drivers</text:span></text:p>
      <text:p text:style-name="Subtitle"><text:span text:style-name="T1">How to guide on writing your own EasyMSP driver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5S</meta:editing-duration>
    <meta:editing-cycles>3</meta:editing-cycles>
    <meta:generator>LibreOffice/3.6$Windows_x86 LibreOffice_project/e29a214-2bbed72-0621de6-a97528c-8f066d</meta:generator>
    <dc:date>2012-12-11T01:04:05.15</dc:date>
    <dc:creator>Matthew Burmeister</dc:creator>
    <meta:document-statistic meta:table-count="0" meta:image-count="0" meta:object-count="0" meta:page-count="1" meta:paragraph-count="2" meta:word-count="12" meta:character-count="71" meta:non-whitespace-character-count="61"/>
    <meta:user-defined meta:name="Info 1"/>
    <meta:user-defined meta:name="Info 2"/>
    <meta:user-defined meta:name="Info 3"/>
    <meta:user-defined meta:name="Info 4"/>
  </office:meta>
</office:document-meta>
</file>